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RUCTURA PROYECTO DAM</text:p>
      <text:p text:style-name="Text_20_body"/>
      <text:p text:style-name="Text_20_body"><text:span text:style-name="T1">Descripción general (Abstract)</text:span> </text:p>
      <text:p text:style-name="Text_20_body">Explicación somera, general e informal del proyecto. </text:p>
      <text:p text:style-name="Text_20_body"><text:line-break/><text:span text:style-name="T1">Justificación del proyecto</text:span> </text:p>
      <text:p text:style-name="Text_20_body">  Motivos por los que se ha elegido </text:p>
      <text:p text:style-name="Text_20_body"/>
      <text:p text:style-name="Text_20_body"><text:span text:style-name="T1">Aspectos teóricos/técnicos implicados</text:span> </text:p>
      <text:p text:style-name="Text_20_body">  Tecnologías y conceptos utilizados de los relacionados con lo visto en el ciclo. </text:p>
      <text:p text:style-name="Text_20_body"/>
      <text:p text:style-name="Text_20_body"><text:span text:style-name="T1">Diseño de datos</text:span> </text:p>
      <text:p text:style-name="Text_20_body">  Estructuras de datos utilizadas. Modelo relacional simplificado. </text:p>
      <text:p text:style-name="Text_20_body"/>
      <text:p text:style-name="Text_20_body"><text:span text:style-name="T1">Diseño funcional</text:span> </text:p>
      <text:p text:style-name="Text_20_body">  Listado de funciones implementadas </text:p>
      <text:p text:style-name="Text_20_body"/>
      <text:p text:style-name="Text_20_body"><text:span text:style-name="T1">Diseño de interfaces</text:span> </text:p>
      <text:p text:style-name="Text_20_body">  (De)mostrar las distintas funcionalidades de la aplicación mediante diferentes medios como mostrar las pantallas de la aplicación. </text:p>
      <text:p text:style-name="Text_20_body">  </text:p>
      <text:p text:style-name="P1">Otras funcionalidades posibles (que no se han realizado por tiempo o por complejidad)</text:p>
      <text:p text:style-name="Text_20_body"><text:span text:style-name="T1">Valoración del proyecto desde el punto de vista económico</text:span> </text:p>
      <text:p text:style-name="Text_20_body">empresas en las que puede<text:line-break/>implementarse, rentabilidad, valor añadido etc...</text:p>
      <text:p text:style-name="P1">Anexos con la referencia al código de la aplicación, documentación adicional etc...</text:p>
      <text:p text:style-name="P1">Referencias</text:p>
      <text:p text:style-name="Standard"/>
      <text:p text:style-name="Standard"/>
      <text:p text:style-name="Standard"/>
      <text:p text:style-name="Standard"><text:soft-page-break/></text:p>
      <text:p text:style-name="Text_20_body">Tips para la presentación </text:p>
      <text:p text:style-name="Text_20_body"/>
      <text:p text:style-name="Text_20_body">1. 10 diapositivas-20 minutos-30 tamaño minimo del texto </text:p>
      <text:p text:style-name="Text_20_body">2. POCO texto, mucha imagen </text:p>
      <text:p text:style-name="Text_20_body">3. Sencillez </text:p>
      <text:p text:style-name="Text_20_body">4. Destacar lo más importante </text:p>
      <text:p text:style-name="Text_20_body">5. No contar una historia. Pero si va bien alguna anécdota. </text:p>
      <text:p text:style-name="Text_20_body">6. No usar la expresion "es que..." </text:p>
      <text:p text:style-name="Text_20_body">7. Mirar a todo el mundo </text:p>
      <text:p text:style-name="Text_20_body">8. Ir despacio </text:p>
      <text:p text:style-name="Text_20_body">9. Pensar en la audiencia. No es un tribunal del juicio final. Son personas que NO se quieren aburrir. </text:p>
      <text:p text:style-name="Text_20_body">10. Pensad que si habéis trabajado eso se nota y es lo que mas se valore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editing-cycles>2</meta:editing-cycles>
    <meta:creation-date>2008-08-22T11:41:04</meta:creation-date>
    <dc:date>2014-12-02T11:36:44</dc:date>
    <meta:editing-duration>P0D</meta:editing-duration>
    <meta:document-statistic meta:table-count="0" meta:image-count="0" meta:object-count="0" meta:page-count="2" meta:paragraph-count="30" meta:word-count="206" meta:character-count="1363" meta:non-whitespace-character-count="1149"/>
  </office:meta>
</office:document-meta>
</file>